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CodeStyle">
      <style:graphic-properties draw:fill-color="#eeeeee" draw:textarea-vertical-align="middle" draw:auto-grow-height="false" fo:min-height="7.815cm" fo:min-width="7.692cm"/>
    </style:style>
    <style:style style:name="gr2" style:family="graphic" style:parent-style-name="CodeStyle">
      <style:graphic-properties draw:fill-color="#ffffff" fo:min-height="0.721cm"/>
    </style:style>
    <style:style style:name="gr3" style:family="graphic" style:parent-style-name="CodeStyle">
      <style:graphic-properties draw:fill-color="#66ccff" fo:min-height="0.721cm"/>
    </style:style>
    <style:style style:name="gr4" style:family="graphic" style:parent-style-name="CodeStyle">
      <style:graphic-properties draw:fill-color="#ffffff" fo:min-height="2.161cm"/>
    </style:style>
    <style:style style:name="gr5" style:family="graphic" style:parent-style-name="CodeStyle">
      <style:graphic-properties draw:fill-color="#eeeeee" draw:textarea-vertical-align="middle" draw:auto-grow-height="false" fo:min-height="8.452cm" fo:min-width="7.44cm"/>
    </style:style>
    <style:style style:name="gr6" style:family="graphic" style:parent-style-name="CodeStyle">
      <style:graphic-properties draw:fill-color="#eeeeee" draw:textarea-vertical-align="middle" draw:auto-grow-height="false" fo:min-height="8.986cm" fo:min-width="5.942cm"/>
    </style:style>
    <style:style style:name="gr7" style:family="graphic" style:parent-style-name="CodeStyle">
      <style:graphic-properties fo:min-height="0.721cm"/>
    </style:style>
    <style:style style:name="gr8" style:family="graphic" style:parent-style-name="CodeStyle">
      <style:graphic-properties draw:fill="solid" draw:fill-color="#99ccff" fo:min-height="0.721cm"/>
    </style:style>
    <style:style style:name="gr9" style:family="graphic" style:parent-style-name="standard">
      <style:graphic-properties draw:stroke="solid" svg:stroke-width="0.051cm" svg:stroke-color="#000000" draw:marker-start-width="0.355cm" draw:marker-end-width="0.355cm" draw:fill="solid" draw:fill-color="#66ccff" draw:fill-image-width="0cm" draw:fill-image-height="0cm" fo:min-height="0.721cm" fo:padding-top="0.15cm" fo:padding-bottom="0.15cm" fo:padding-left="0.275cm" fo:padding-right="0.275cm" draw:shadow="visible" draw:shadow-offset-x="0.102cm" draw:shadow-offset-y="0.102cm"/>
    </style:style>
    <style:style style:name="gr10" style:family="graphic" style:parent-style-name="standard">
      <style:graphic-properties draw:stroke="none" svg:stroke-color="#000000" draw:fill="none" draw:fill-color="#ffffff" fo:min-height="0.766cm"/>
    </style:style>
    <style:style style:name="gr11" style:family="graphic" style:parent-style-name="standard">
      <style:graphic-properties draw:fill-color="#000000" draw:textarea-vertical-align="middle"/>
    </style:style>
    <style:style style:name="P1" style:family="paragraph">
      <loext:graphic-properties draw:fill-color="#eeeeee"/>
    </style:style>
    <style:style style:name="P2" style:family="paragraph">
      <loext:graphic-properties draw:fill-color="#ffffff"/>
    </style:style>
    <style:style style:name="P3" style:family="paragraph">
      <loext:graphic-properties draw:fill-color="#66ccff"/>
    </style:style>
    <style:style style:name="P4" style:family="paragraph">
      <loext:graphic-properties draw:fill="solid" draw:fill-color="#99ccff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66ccff" draw:fill-image-width="0cm" draw:fill-image-height="0cm"/>
      <style:paragraph-properties fo:text-align="center"/>
      <style:text-properties style:font-name="Lucida Sans1"/>
    </style:style>
    <style:style style:name="P7" style:family="paragraph">
      <loext:graphic-properties draw:fill="none" draw:fill-color="#ffffff"/>
      <style:paragraph-properties fo:text-align="center"/>
    </style:style>
    <style:style style:name="P8" style:family="paragraph">
      <loext:graphic-properties draw:fill-color="#000000"/>
      <style:paragraph-properties fo:text-align="center"/>
    </style:style>
    <style:style style:name="T1" style:family="text">
      <style:text-properties style:font-name="Lucida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382cm" svg:height="8.255cm" svg:x="7.874cm" svg:y="1.397cm">
          <text:p/>
          <draw:enhanced-geometry svg:viewBox="0 0 21600 21600" draw:path-stretchpoint-x="10800" draw:path-stretchpoint-y="10800" draw:text-areas="?f3 ?f4 ?f5 ?f6" draw:type="round-rectangle" draw:modifiers="633.8391067849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6.223cm" svg:height="1.021cm" svg:x="9.779cm" svg:y="3.214cm">
          <draw:text-box>
            <text:p>Model Shell</text:p>
          </draw:text-box>
        </draw:frame>
        <draw:frame draw:style-name="gr2" draw:text-style-name="P2" draw:layer="layout" svg:width="6.223cm" svg:height="1.021cm" svg:x="9.779cm" svg:y="4.357cm">
          <draw:text-box>
            <text:p>Model Runner</text:p>
          </draw:text-box>
        </draw:frame>
        <draw:frame draw:style-name="gr3" draw:text-style-name="P3" draw:layer="layout" svg:width="6.223cm" svg:height="1.021cm" svg:x="9.779cm" svg:y="5.505cm">
          <draw:text-box>
            <text:p>DL App</text:p>
          </draw:text-box>
        </draw:frame>
        <draw:frame draw:style-name="gr4" draw:text-style-name="P2" draw:layer="layout" svg:width="6.223cm" svg:height="2.461cm" svg:x="9.779cm" svg:y="6.648cm">
          <draw:text-box>
            <text:p>Keras / TensorFlow</text:p>
            <text:p>Other DL Engines</text:p>
          </draw:text-box>
        </draw:frame>
        <draw:frame draw:style-name="gr2" draw:text-style-name="P2" draw:layer="layout" svg:width="4.826cm" svg:height="1.021cm" svg:x="11.176cm" svg:y="2.032cm">
          <draw:text-box>
            <text:p>Site settings</text:p>
          </draw:text-box>
        </draw:frame>
        <draw:custom-shape draw:style-name="gr5" draw:text-style-name="P1" draw:layer="layout" svg:width="8.128cm" svg:height="8.89cm" svg:x="7.493cm" svg:y="0.127cm">
          <text:p/>
          <draw:enhanced-geometry svg:viewBox="0 0 21600 21600" draw:path-stretchpoint-x="10800" draw:path-stretchpoint-y="10800" draw:text-areas="?f3 ?f4 ?f5 ?f6" draw:type="round-rectangle" draw:modifiers="633.8391067849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6.604cm" svg:height="9.398cm" svg:x="0.127cm" svg:y="0.127cm">
          <text:p/>
          <draw:enhanced-geometry svg:viewBox="0 0 21600 21600" draw:path-stretchpoint-x="10800" draw:path-stretchpoint-y="10800" draw:text-areas="?f3 ?f4 ?f5 ?f6" draw:type="round-rectangle" draw:modifiers="633.8391067849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layer="layout" svg:width="5.842cm" svg:height="1.021cm" svg:x="0.381cm" svg:y="0.381cm">
          <draw:text-box>
            <text:p>test N</text:p>
          </draw:text-box>
        </draw:frame>
        <draw:frame draw:style-name="gr7" draw:layer="layout" svg:width="4.445cm" svg:height="1.021cm" svg:x="1.778cm" svg:y="1.646cm">
          <draw:text-box>
            <text:p>cfg sys</text:p>
          </draw:text-box>
        </draw:frame>
        <draw:frame draw:style-name="gr2" draw:text-style-name="P2" draw:layer="layout" svg:width="6.223cm" svg:height="1.021cm" svg:x="8.998cm" svg:y="1.392cm">
          <draw:text-box>
            <text:p>Model Shell</text:p>
          </draw:text-box>
        </draw:frame>
        <draw:frame draw:style-name="gr8" draw:text-style-name="P4" draw:layer="layout" svg:width="9.271cm" svg:height="1.021cm" svg:x="7.112cm" svg:y="0.127cm">
          <draw:text-box>
            <text:p>workflow.swift</text:p>
          </draw:text-box>
        </draw:frame>
        <draw:frame draw:style-name="gr2" draw:text-style-name="P2" draw:layer="layout" svg:width="6.223cm" svg:height="1.021cm" svg:x="9.017cm" svg:y="3.683cm">
          <draw:text-box>
            <text:p>Model Runner</text:p>
          </draw:text-box>
        </draw:frame>
        <draw:frame draw:style-name="gr7" draw:layer="layout" svg:width="6.223cm" svg:height="1.021cm" svg:x="9.017cm" svg:y="4.826cm">
          <draw:text-box>
            <text:p>DL App (Python)</text:p>
          </draw:text-box>
        </draw:frame>
        <draw:frame draw:style-name="gr4" draw:text-style-name="P2" draw:layer="layout" svg:width="6.223cm" svg:height="2.461cm" svg:x="9.017cm" svg:y="5.969cm">
          <draw:text-box>
            <text:p>Keras / TensorFlow</text:p>
            <text:p>Other DL Engines</text:p>
          </draw:text-box>
        </draw:frame>
        <draw:frame draw:style-name="gr9" draw:text-style-name="P6" draw:layer="layout" svg:width="4.445cm" svg:height="1.021cm" svg:x="1.778cm" svg:y="2.789cm">
          <draw:text-box>
            <text:p text:style-name="P5"><text:span text:style-name="T1">cfg params</text:span></text:p>
          </draw:text-box>
        </draw:frame>
        <draw:frame draw:style-name="gr2" draw:text-style-name="P2" draw:layer="layout" svg:width="6.096cm" svg:height="1.021cm" svg:x="0.381cm" svg:y="5.226cm">
          <draw:text-box>
            <text:p>Workflow Shell</text:p>
          </draw:text-box>
        </draw:frame>
        <draw:frame draw:style-name="gr2" draw:text-style-name="P2" draw:layer="layout" svg:width="6.096cm" svg:height="1.021cm" svg:x="0.381cm" svg:y="6.623cm">
          <draw:text-box>
            <text:p>Swift/T Launcher</text:p>
          </draw:text-box>
        </draw:frame>
        <draw:frame draw:style-name="gr10" draw:text-style-name="P7" draw:layer="layout" svg:width="6.604cm" svg:height="1.016cm" svg:x="0.005cm" svg:y="10.268cm">
          <draw:text-box>
            <text:p text:style-name="P5">Login Node</text:p>
          </draw:text-box>
        </draw:frame>
        <draw:frame draw:style-name="gr2" draw:text-style-name="P2" draw:layer="layout" svg:width="6.096cm" svg:height="1.021cm" svg:x="0.381cm" svg:y="8.015cm">
          <draw:text-box>
            <text:p>qsub, etc.</text:p>
          </draw:text-box>
        </draw:frame>
        <draw:frame draw:style-name="gr10" draw:text-style-name="P7" draw:layer="layout" svg:width="6.604cm" svg:height="1.016cm" svg:x="8.509cm" svg:y="10.244cm">
          <draw:text-box>
            <text:p text:style-name="P5">Compute Nodes</text:p>
          </draw:text-box>
        </draw:frame>
        <draw:frame draw:style-name="gr2" draw:text-style-name="P2" draw:layer="layout" svg:width="4.826cm" svg:height="1.021cm" svg:x="10.414cm" svg:y="2.535cm">
          <draw:text-box>
            <text:p>Site settings</text:p>
          </draw:text-box>
        </draw:frame>
        <draw:frame draw:style-name="gr2" draw:text-style-name="P2" draw:layer="layout" svg:width="4.445cm" svg:height="1.021cm" svg:x="1.778cm" svg:y="3.937cm">
          <draw:text-box>
            <text:p>Site settings</text:p>
          </draw:text-box>
        </draw:frame>
        <draw:circle draw:style-name="gr11" draw:text-style-name="P8" draw:layer="layout" svg:width="0.254cm" svg:height="0.254cm" svg:x="14.859cm" svg:y="9.906cm">
          <text:p/>
        </draw:circle>
        <draw:circle draw:style-name="gr11" draw:text-style-name="P8" draw:layer="layout" svg:width="0.254cm" svg:height="0.254cm" svg:x="15.259cm" svg:y="9.906cm">
          <text:p/>
        </draw:circle>
        <draw:circle draw:style-name="gr11" draw:text-style-name="P8" draw:layer="layout" svg:width="0.254cm" svg:height="0.254cm" svg:x="15.659cm" svg:y="9.906cm">
          <text:p/>
        </draw:circl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deStyle" style:family="graphic" style:parent-style-name="standard">
      <style:graphic-properties draw:stroke="solid" draw:stroke-dash="Dashed_20__28_var_29__20_4" svg:stroke-width="0.051cm" svg:stroke-color="#000000" draw:marker-start-width="0.355cm" draw:marker-end-width="0.355cm" draw:fill="solid" draw:fill-color="#66ccff" draw:fill-gradient-name="Gradient_20_2" draw:fill-hatch-name="Hatching_20_1" draw:fill-image-name="Bitmap_20_1" draw:fill-image-width="0cm" draw:fill-image-height="0cm" fo:min-height="0.721cm" fo:padding-top="0.15cm" fo:padding-bottom="0.15cm" fo:padding-left="0.275cm" fo:padding-right="0.275cm" draw:shadow="visible" draw:shadow-offset-x="0.102cm" draw:shadow-offset-y="0.102cm"/>
      <style:paragraph-properties fo:text-align="center"/>
      <style:text-properties style:font-name="Lucida Sans1" fo:font-family="'Lucida Sans'" style:font-family-generic="swiss" style:font-pitch="variable"/>
    </style:style>
  </office:styles>
  <office:automatic-styles>
    <style:page-layout style:name="PM0">
      <style:page-layout-properties fo:margin-top="0cm" fo:margin-bottom="0cm" fo:margin-left="0cm" fo:margin-right="0cm" fo:page-width="16.764cm" fo:page-height="11.4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9T11:40:28.442000000</meta:creation-date>
    <dc:date>2020-02-04T11:01:57.551000000</dc:date>
    <meta:editing-duration>PT35M8S</meta:editing-duration>
    <meta:editing-cycles>11</meta:editing-cycles>
    <meta:generator>LibreOffice/4.4.2.2$Windows_x86 LibreOffice_project/c4c7d32d0d49397cad38d62472b0bc8acff48dd6</meta:generator>
    <meta:document-statistic meta:object-count="26"/>
  </office:meta>
</office:document-meta>
</file>